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5.47mm"/>
    </style:style>
    <style:style style:name="co6" style:family="table-column">
      <style:table-column-properties fo:break-before="auto" style:column-width="53.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5.22mm"/>
    </style:style>
    <style:style style:name="co9" style:family="table-column">
      <style:table-column-properties fo:break-before="auto" style:column-width="6.61mm"/>
    </style:style>
    <style:style style:name="co10" style:family="table-column">
      <style:table-column-properties fo:break-before="auto" style:column-width="225.02mm"/>
    </style:style>
    <style:style style:name="co11" style:family="table-column">
      <style:table-column-properties fo:break-before="auto" style:column-width="6.33mm"/>
    </style:style>
    <style:style style:name="co12" style:family="table-column">
      <style:table-column-properties fo:break-before="auto" style:column-width="11.77mm"/>
    </style:style>
    <style:style style:name="co13" style:family="table-column">
      <style:table-column-properties fo:break-before="auto" style:column-width="5.75mm"/>
    </style:style>
    <style:style style:name="co14" style:family="table-column">
      <style:table-column-properties fo:break-before="auto" style:column-width="49.79mm"/>
    </style:style>
    <style:style style:name="co15" style:family="table-column">
      <style:table-column-properties fo:break-before="auto" style:column-width="4.02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4.6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4.2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8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mm" fo:break-before="auto" style:use-optimal-row-height="false"/>
    </style:style>
    <style:style style:name="ro4" style:family="table-row">
      <style:table-row-properties style:row-height="16.49mm" fo:break-before="auto" style:use-optimal-row-height="false"/>
    </style:style>
    <style:style style:name="ro5" style:family="table-row">
      <style:table-row-properties style:row-height="5.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4" style:family="table-cell" style:parent-style-name="Default" style:data-style-name="N10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6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7" style:family="table-cell" style:parent-style-name="Default" style:data-style-name="N100">
      <style:table-cell-properties fo:background-color="#b3b3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start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6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8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9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2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3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5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wrap" fo:border="none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9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1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2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4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5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7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8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0" style:family="table-cell" style:parent-style-name="Default" style:data-style-name="N0">
      <style:table-cell-properties fo:background-color="#b3b3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  <style:map style:condition="is-true-formula(isodd(row()))" style:apply-style-name="Accent_20_3" style:base-cell-address="Tabelle1.A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visibility="collapse" table:default-cell-style-name="ce8"/>
        <table:table-column table:style-name="co2" table:default-cell-style-name="ce12"/>
        <table:table-column table:style-name="co3" table:visibility="collapse" table:default-cell-style-name="ce8"/>
        <table:table-column table:style-name="co4" table:default-cell-style-name="ce8"/>
        <table:table-column table:style-name="co5" table:visibility="collapse" table:default-cell-style-name="ce8"/>
        <table:table-column table:style-name="co6" table:default-cell-style-name="ce8"/>
        <table:table-column table:style-name="co7" table:visibility="collapse" table:default-cell-style-name="ce8"/>
        <table:table-column table:style-name="co8" table:default-cell-style-name="ce8"/>
        <table:table-column table:style-name="co9" table:visibility="collapse" table:default-cell-style-name="ce8"/>
        <table:table-column table:style-name="co10" table:default-cell-style-name="ce8"/>
        <table:table-column table:style-name="co11" table:visibility="collapse" table:default-cell-style-name="ce8"/>
        <table:table-column table:style-name="co12" table:default-cell-style-name="ce8"/>
        <table:table-column table:style-name="co13" table:visibility="collapse" table:default-cell-style-name="ce8"/>
        <table:table-column table:style-name="co14" table:default-cell-style-name="ce8"/>
        <table:table-column table:style-name="co15" table:visibility="collapse" table:default-cell-style-name="ce8"/>
        <table:table-column table:style-name="co16" table:default-cell-style-name="ce8"/>
        <table:table-column table:style-name="co17" table:visibility="collapse" table:default-cell-style-name="ce8"/>
        <table:table-column table:style-name="co18" table:default-cell-style-name="ce8"/>
        <table:table-column table:style-name="co19" table:visibility="collapse" table:default-cell-style-name="ce8"/>
        <table:table-column table:style-name="co20" table:number-columns-repeated="1005" table:default-cell-style-name="ce8"/>
        <table:table-row table:style-name="ro1">
          <table:table-cell table:style-name="ce2" office:value-type="string" calcext:value-type="string">
            <text:p>|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Typ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Quelle</text:p>
          </table:table-cell>
          <table:table-cell table:style-name="ce9" office:value-type="string" calcext:value-type="string">
            <text:p>|</text:p>
          </table:table-cell>
          <table:table-cell table:style-name="ce26" office:value-type="string" calcext:value-type="string">
            <text:p>Beschreibung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|</text:p>
          </table:table-cell>
          <table:table-cell table:style-name="ce26" office:value-type="string" calcext:value-type="string">
            <text:p>B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A?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I?</text:p>
          </table:table-cell>
          <table:table-cell table:style-name="ce2" office:value-type="string" calcext:value-type="string">
            <text:p>|</text:p>
          </table:table-cell>
          <table:table-cell table:style-name="ce9" office:value-type="string" calcext:value-type="string">
            <text:p>Felder</text:p>
          </table:table-cell>
          <table:table-cell table:style-name="ce43" table:number-columns-repeated="1004"/>
        </table:table-row>
        <table:table-row table:style-name="ro2" table:visibility="collapse">
          <table:table-cell table:style-name="ce2" office:value-type="string" calcext:value-type="string">
            <text:p>|</text:p>
          </table:table-cell>
          <table:table-cell table:style-name="ce10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7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7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41" table:number-columns-repeated="1004"/>
          <table:table-cell table:style-name="ce44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Arriv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ie Zeiten des Aus- und Einlaufens in einen Haf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HarbourNam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Departur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Die Zeiten des Aus- und Einlaufens in einen Haf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HarbourNam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ManifestCrew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ie Namen der an Bord befindlichen Personen und jedwede Veränderung dazu. Diese Angaben sind besonders für den Ernstfall erforderlich, damit das Seefahrzeug ordnungsgemäß evakuiert werden kan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ManifestData (optional, hfos-crew)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ObservationEnvironm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Alle Beobachtungen, die von allgemeinem Interesse für die Schifffahrt sein könnten. Damit sind zum Beispiel Veränderungen der See gemeint, die noch nicht kartografisch erfasst worden sind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rewSafetyBrief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ie Durchführung der Sicherheitseinweisung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FirewatchEv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FirewatchEv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Inspection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Inspection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\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|</text:p>
          </table:table-cell>
          <table:table-cell table:style-name="ce20" office:value-type="string" calcext:value-type="string">
            <text:p>Bridge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??</text:p>
          </table:table-cell>
          <table:table-cell table:style-name="ce20" office:value-type="string" calcext:value-type="string">
            <text:p>|</text:p>
          </table:table-cell>
          <table:table-cell table:style-name="ce30" office:value-type="string" calcext:value-type="string">
            <text:p>LandingEvent</text:p>
          </table:table-cell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\</text:p>
          </table:table-cell>
          <table:table-cell table:style-name="ce20" office:value-type="string" calcext:value-type="string">
            <text:p>|</text:p>
          </table:table-cell>
          <table:table-cell table:style-name="ce36" office:value-type="string" calcext:value-type="string">
            <text:p>Siehe Arrival/Departure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/>
          <table:table-cell table:style-name="ce17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Logcheck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LogcheckEvent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string" calcext:value-type="string">
            <text:p>|</text:p>
          </table:table-cell>
          <table:table-cell table:style-name="ce20" office:value-type="string" calcext:value-type="string">
            <text:p>Bridge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??</text:p>
          </table:table-cell>
          <table:table-cell table:style-name="ce20" office:value-type="string" calcext:value-type="string">
            <text:p>|</text:p>
          </table:table-cell>
          <table:table-cell table:style-name="ce30" office:value-type="string" calcext:value-type="string">
            <text:p>TravelEvent</text:p>
          </table:table-cell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|</text:p>
          </table:table-cell>
          <table:table-cell table:style-name="ce36" office:value-type="string" calcext:value-type="string">
            <text:p>Wat?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/>
          <table:table-cell table:style-name="ce17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Watch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WatchEvent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2" calcext:value-type="float">
            <text:p>12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Incident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Accident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1" office:value-type="string" calcext:value-type="string">
            <text:p>Alle Unfälle, die dem Fahrzeug und/oder den an Bord befindlichen Personen zustoßen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7"/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18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4">
          <table:table-cell table:style-name="ce3" office:value-type="string" calcext:value-type="string">
            <text:p>|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???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wenn im Falle eines Seenotfalls das Schiff zur Hilfeleistung außer Stande ist oder der Schiffsführer / für die Sicherheit Verantwortliche aufgrund besonderer Umstände die Hilfeleistung unzumutbar oder unnötig erachtet, ist dies im Logbuch zu vermerken und der Such- und Rettungsdienst zu alarmieren (§ 2 Abs. 2 SeeFSicherV)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string" calcext:value-type="string">
            <text:p>|</text:p>
          </table:table-cell>
          <table:table-cell table:style-name="ce20" office:value-type="string" calcext:value-type="string">
            <text:p>Incident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??</text:p>
          </table:table-cell>
          <table:table-cell table:style-name="ce20" office:value-type="string" calcext:value-type="string">
            <text:p>|</text:p>
          </table:table-cell>
          <table:table-cell table:style-name="ce30" office:value-type="string" calcext:value-type="string">
            <text:p>Accident</text:p>
          </table:table-cell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|</text:p>
          </table:table-cell>
          <table:table-cell table:style-name="ce36"/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/>
          <table:table-cell table:style-name="ce17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Collis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Collis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Distress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Distress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Engin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Engin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Pollu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Pollu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Salvag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Salvag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Spillpreven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Spillpreven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1" calcext:value-type="float">
            <text:p>21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Navigation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Course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1" office:value-type="string" calcext:value-type="string">
            <text:p>der gesteuerte Magnetkompass-Kurs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7"/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Cours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ourseOverGround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er tatsächliche Kurs über Grund. Dieser wird häufig über das <text:a xlink:href="https://de.wikipedia.org/wiki/Global_Positioning_System" xlink:type="simple">GPS</text:a> oder durch Peilen ermittelt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Cours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SpeedOverWater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die durch das Log bestimmte Fahrt durch das Wasser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Speed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SpeedOverGround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ie Fahrt über Grund, welche heutzutage ebenfalls dem GPS entnommen wird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Speed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SpeedCurr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die Geschwindigkeit der Wasserströmung. Dies ist die Differenz von der Fahrt durch das Wasser und der Fahrt über Grund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Speed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6" calcext:value-type="float">
            <text:p>2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DriftCurr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die <text:a xlink:href="https://de.wikipedia.org/wiki/Abdrift" xlink:type="simple">Abdrift</text:a>, die durch die Richtung der Strömung verursacht wird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Speed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idalData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Je nach Seegebiet Angaben über Ebbe und Flut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Maneuve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sämtliche Manöver, egal ob diese unter Motor oder unter Segel stattfind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9" calcext:value-type="float">
            <text:p>2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FogSign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Abgabe von Nebel-Signal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FogBehaviou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Verhalten bei Nebel- oder unsichtigem Wetter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1" calcext:value-type="float">
            <text:p>31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LightsAndSignal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Führen und Zeigen von Lichtern und Signalkörper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Anchor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Angaben über Ankern und Ankerlicht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[Anchored|Lifted|Lost Hold]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3" calcext:value-type="float">
            <text:p>3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owing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Angaben über schleppen und geschleppt werd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[Towing|Towed]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4" calcext:value-type="float">
            <text:p>3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ourseChan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CourseAlter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Cours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NavigationMark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NavigationMark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|</text:p>
          </table:table-cell>
          <table:table-cell table:style-name="ce35" office:value-type="string" calcext:value-type="string">
            <text:p>Wat?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6" calcext:value-type="float">
            <text:p>3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Coordinates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7" calcext:value-type="float">
            <text:p>3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ShipMovement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ShipMovements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Roll, Yaw, Pitch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8" calcext:value-type="float">
            <text:p>3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Ship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Ship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34" office:value-type="string" calcext:value-type="string">
            <text:p>Duplikat? Andere vessel?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Coordinates, Vessel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9" calcext:value-type="float">
            <text:p>3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ShipSpeed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ShipSpeed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Speed, Vessel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6" office:value-type="string" calcext:value-type="string">
            <text:p>|</text:p>
          </table:table-cell>
          <table:table-cell table:style-name="ce11" office:value-type="float" office:value="40" calcext:value-type="float">
            <text:p>40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Technical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MachineRPM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Wiki</text:p>
          </table:table-cell>
          <table:table-cell table:style-name="ce19" office:value-type="string" calcext:value-type="string">
            <text:p>|</text:p>
          </table:table-cell>
          <table:table-cell table:style-name="ce32" office:value-type="string" calcext:value-type="string">
            <text:p>bei Fahrt unter Motor: Drehzahl in Umdrehungen pro Minute.</text:p>
          </table:table-cell>
          <table:table-cell table:style-name="ce19" office:value-type="string" calcext:value-type="string">
            <text:p>|</text:p>
          </table:table-cell>
          <table:table-cell table:style-name="ce19"/>
          <table:table-cell table:style-name="ce19" office:value-type="string" calcext:value-type="string">
            <text:p>|</text:p>
          </table:table-cell>
          <table:table-cell table:style-name="ce38"/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|</text:p>
          </table:table-cell>
          <table:table-cell table:style-name="ce19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Integer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1" calcext:value-type="float">
            <text:p>41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MachineStatu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Angaben zur Motorwartung, Betriebszeit, Kraftstoffverbrauch und Kraftstoffvorrat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[Off, Idle, Running, Fail, Maintenance]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2" calcext:value-type="float">
            <text:p>4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atteryStatus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Batterieverbrauch bei ausgeschaltetem Motor sowie die Batterieladezeit, Alter und Zustand der Bordbatterie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[Off, Idle, Drawing, Charging, Fail, Maintenance], ChargePercentage, Current, Voltag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3" calcext:value-type="float">
            <text:p>4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Statu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Zustand der elektronischen Navigationshilfen (beispielsweise die elektronischen Seekarten, das Radar und das GPS)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Partiell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4" calcext:value-type="float">
            <text:p>4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EmergencyEquipmentStatus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Zustand der Signal- und Rettungsmittel wie z. B. die Positionsbeleuchtung, Notraketen, Handfackel etc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5" calcext:value-type="float">
            <text:p>4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Breakdow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Breakdown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6" calcext:value-type="float">
            <text:p>4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BunkerChan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BunkerChange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???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7" calcext:value-type="float">
            <text:p>4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BunkerLeve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BunkerLevel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office:value-type="string" calcext:value-type="string">
            <text:p>Percentag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EngineRead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EngineRead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Oil Pressure, Oil Temperature, Coolant Temperatur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9" calcext:value-type="float">
            <text:p>49</text:p>
          </table:table-cell>
          <table:table-cell table:style-name="ce16" office:value-type="string" calcext:value-type="string">
            <text:p>|</text:p>
          </table:table-cell>
          <table:table-cell table:style-name="ce21" office:value-type="string" calcext:value-type="string">
            <text:p>Technical</text:p>
          </table:table-cell>
          <table:table-cell table:style-name="ce21" office:value-type="string" calcext:value-type="string">
            <text:p>|</text:p>
          </table:table-cell>
          <table:table-cell table:style-name="ce24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?</text:p>
          </table:table-cell>
          <table:table-cell table:style-name="ce21" office:value-type="string" calcext:value-type="string">
            <text:p>|</text:p>
          </table:table-cell>
          <table:table-cell table:style-name="ce33" office:value-type="string" calcext:value-type="string">
            <text:p>MachineReading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|</text:p>
          </table:table-cell>
          <table:table-cell table:style-name="ce39" office:value-type="string" calcext:value-type="string">
            <text:p>Duplikat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Ja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3" office:value-type="string" calcext:value-type="string">
            <text:p>Overhaul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Overhaul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34" office:value-type="string" calcext:value-type="string">
            <text:p>Reparatur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51" calcext:value-type="float">
            <text:p>51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eather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eatherCondition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1" office:value-type="string" calcext:value-type="string">
            <text:p>bei Segelschiffen Hinweise zur Segelführung, Windrichtung und Stärke, Witterung, Bewölkung, Barometer- und Thermometerstand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7"/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Default" office:value-type="string" calcext:value-type="string">
            <text:p>Wind, Waves, Clouds, Pressure, Humidity, Temperatures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2" calcext:value-type="float">
            <text:p>5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eathe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eatherRepor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Handschriftliches Protokoll des Wetterberichtes und der Wettervorhersag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4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2" office:value-type="string" calcext:value-type="string">
            <text:p>Source [Radio, Harbour, Internet, Other], ValidityTime</text:p>
          </table:table-cell>
          <table:table-cell table:style-name="ce42" table:number-columns-repeated="1003"/>
          <table:table-cell table:style-name="ce45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53" calcext:value-type="float">
            <text:p>5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eather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AbnormalCondi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29" office:value-type="string" calcext:value-type="string">
            <text:p>AbnormalCondition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5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3">
          <table:table-cell table:style-name="ce7" office:value-type="string" calcext:value-type="string">
            <text:p>|</text:p>
          </table:table-cell>
          <table:table-cell table:style-name="ce11" office:value-type="float" office:value="54" calcext:value-type="float">
            <text:p>54</text:p>
          </table:table-cell>
          <table:table-cell table:style-name="ce15" office:value-type="string" calcext:value-type="string">
            <text:p>|</text:p>
          </table:table-cell>
          <table:table-cell table:style-name="ce20" office:value-type="string" calcext:value-type="string">
            <text:p>Weather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??</text:p>
          </table:table-cell>
          <table:table-cell table:style-name="ce20" office:value-type="string" calcext:value-type="string">
            <text:p>|</text:p>
          </table:table-cell>
          <table:table-cell table:style-name="ce30" office:value-type="string" calcext:value-type="string">
            <text:p>WeatherCondition</text:p>
          </table:table-cell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|</text:p>
          </table:table-cell>
          <table:table-cell table:style-name="ce36"/>
          <table:table-cell table:style-name="ce20" office:value-type="string" calcext:value-type="string">
            <text:p>|</text:p>
          </table:table-cell>
          <table:table-cell table:style-name="ce20" office:value-type="string" calcext:value-type="string">
            <text:p>Ja</text:p>
          </table:table-cell>
          <table:table-cell table:style-name="ce20" office:value-type="string" calcext:value-type="string">
            <text:p>|</text:p>
          </table:table-cell>
          <table:table-cell table:style-name="ce20"/>
          <table:table-cell table:style-name="ce40" office:value-type="string" calcext:value-type="string">
            <text:p>|</text:p>
          </table:table-cell>
          <table:table-cell table:style-name="ce42" table:number-columns-repeated="1005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5" calcext:value-type="float">
            <text:p>55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Communication</text:p>
          </table:table-cell>
          <table:table-cell table:style-name="ce19" office:value-type="string" calcext:value-type="string">
            <text:p>|</text:p>
          </table:table-cell>
          <table:table-cell table:style-name="ce25" office:value-type="string" calcext:value-type="string">
            <text:p>DistressReception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??</text:p>
          </table:table-cell>
          <table:table-cell table:style-name="ce19" office:value-type="string" calcext:value-type="string">
            <text:p>|</text:p>
          </table:table-cell>
          <table:table-cell table:style-name="ce32" office:value-type="string" calcext:value-type="string">
            <text:p>DistressReception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|</text:p>
          </table:table-cell>
          <table:table-cell table:style-name="ce38"/>
          <table:table-cell table:style-name="ce19" office:value-type="string" calcext:value-type="string">
            <text:p>|</text:p>
          </table:table-cell>
          <table:table-cell table:style-name="ce19"/>
          <table:table-cell table:style-name="ce19" office:value-type="string" calcext:value-type="string">
            <text:p>|</text:p>
          </table:table-cell>
          <table:table-cell table:style-name="ce19"/>
          <table:table-cell table:style-name="ce15" office:value-type="string" calcext:value-type="string">
            <text:p>|</text:p>
          </table:table-cell>
          <table:table-cell table:style-name="ce42" table:number-columns-repeated="1004"/>
          <table:table-cell table:style-name="ce45"/>
        </table:table-row>
        <table:table-row table:style-name="ro5">
          <table:table-cell table:number-columns-repeated="12"/>
          <table:table-cell office:value-type="string" calcext:value-type="string">
            <text:p>|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j</text:p>
          </table:table-cell>
          <table:table-cell table:style-name="ce13"/>
          <table:table-cell table:style-name="Default"/>
          <table:table-cell office:value-type="string" calcext:value-type="string">
            <text:p>Fl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schreibung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uplikat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ergruppe def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nge die in Liste garnicht erwähnt sind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ragwürdig, siehe Bemerkung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rledigt</text:p>
          </table:table-cell>
          <table:table-cell table:number-columns-repeated="1018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Tabelle1.A3:Tabelle1.A57 Tabelle1.U53:Tabelle1.AMJ53 Tabelle1.B54:Tabelle1.AMJ57 Tabelle1.B53:Tabelle1.S53 Tabelle1.B3:Tabelle1.AMJ52">
            <calcext:condition calcext:apply-style-name="Accent 3" calcext:value="formula-is(isodd(row()))" calcext:base-cell-address="Tabelle1.A3"/>
          </calcext:conditional-format>
        </calcext:conditional-formats>
      </table:table>
      <table:named-expressions/>
      <table:database-ranges>
        <table:database-range table:name="__Anonymous_Sheet_DB__0" table:target-range-address="Tabelle1.A59:Tabelle1.P59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 style:data-style-name="N2" text:time-value="20:42:27.031004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0:15:50.535098691</meta:creation-date>
    <dc:date>2019-08-01T02:18:07.476872081</dc:date>
    <meta:editing-duration>PT4H44M45S</meta:editing-duration>
    <meta:editing-cycles>2</meta:editing-cycles>
    <meta:generator>LibreOffice/6.1.5.2$Linux_X86_64 LibreOffice_project/10$Build-2</meta:generator>
    <meta:document-statistic meta:table-count="1" meta:cell-count="965" meta:object-count="0"/>
  </office:meta>
</office:document-meta>
</file>